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.411cm" fo:min-width="5.5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2.411cm" fo:min-width="4.2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71cm"/>
      <style:paragraph-properties style:writing-mode="lr-tb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2.35cm" fo:min-width="19.9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11" style:family="graphic" style:parent-style-name="objectwithoutfill">
      <style:graphic-properties draw:marker-start="Extrémités_20_de_20_flèche_20_8" draw:marker-start-width="0.3cm" draw:marker-end="Extrémités_20_de_20_flèche_20_9" draw:marker-end-width="0.3cm" draw:fill="none" draw:textarea-vertical-align="middle"/>
    </style:style>
    <style:style style:name="gr12" style:family="graphic" style:parent-style-name="objectwithoutfill">
      <style:graphic-properties draw:marker-start="Extrémités_20_de_20_flèche_20_10" draw:marker-start-width="0.3cm" draw:marker-end="Extrémités_20_de_20_flèche_20_11" draw:marker-end-width="0.3cm" draw:fill="none" draw:textarea-vertical-align="middle"/>
    </style:style>
    <style:style style:name="gr13" style:family="graphic" style:parent-style-name="objectwithoutfill">
      <style:graphic-properties draw:marker-start="Extrémités_20_de_20_flèche_20_12" draw:marker-start-width="0.3cm" draw:marker-end="Extrémités_20_de_20_flèche_20_13" draw:marker-end-width="0.3cm" draw:fill="none" draw:textarea-vertical-align="middle"/>
    </style:style>
    <style:style style:name="gr14" style:family="graphic" style:parent-style-name="objectwithoutfill">
      <style:graphic-properties draw:marker-start="Extrémités_20_de_20_flèche_20_14" draw:marker-start-width="0.3cm" draw:marker-end="Extrémités_20_de_20_flèche_20_15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7" style:family="graphic" style:parent-style-name="objectwithoutfill">
      <style:graphic-properties draw:marker-start="Extrémités_20_de_20_flèche_20_16" draw:marker-start-width="0.3cm" draw:marker-end="Extrémités_20_de_20_flèche_20_17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27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05cm" fo:min-width="5.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standard">
      <style:graphic-properties draw:stroke="none" draw:fill="none" fo:min-height="0.412cm"/>
      <style:paragraph-properties style:writing-mode="lr-tb"/>
    </style:style>
    <style:style style:name="gr24" style:family="graphic" style:parent-style-name="standard">
      <style:graphic-properties draw:stroke="none" draw:fill="none" fo:min-height="0.39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15cm" fo:min-width="3.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27" style:family="graphic" style:parent-style-name="objectwithoutfill">
      <style:graphic-properties draw:marker-end="Extrémités_20_de_20_flèche_20_22" draw:marker-end-width="0.3cm" draw:fill="none" draw:textarea-vertical-align="middle"/>
    </style:style>
    <style:style style:name="gr28" style:family="graphic" style:parent-style-name="objectwithoutfill">
      <style:graphic-properties svg:stroke-color="#ff8000" draw:marker-end="Extrémités_20_de_20_flèche_20_24" draw:marker-end-width="0.3cm" draw:fill="none" draw:textarea-vertical-align="middle"/>
    </style:style>
    <style:style style:name="gr29" style:family="graphic" style:parent-style-name="standard">
      <style:graphic-properties draw:fill-color="#77bc65" draw:textarea-horizontal-align="justify" draw:textarea-vertical-align="middle" draw:auto-grow-height="false" fo:min-height="1.25cm" fo:min-width="3cm"/>
      <style:paragraph-properties style:writing-mode="lr-tb"/>
    </style:style>
    <style:style style:name="gr30" style:family="graphic" style:parent-style-name="objectwithoutfill">
      <style:graphic-properties draw:stroke="dash" draw:stroke-dash="Long_20_Dash_20__28_Rounded_29_" svg:stroke-width="0.106cm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fill-color="#111111" draw:textarea-horizontal-align="justify" draw:textarea-vertical-align="middle" draw:auto-grow-height="false" fo:min-height="1cm" fo:min-width="1cm"/>
      <style:paragraph-properties style:writing-mode="lr-tb"/>
    </style:style>
    <style:style style:name="gr3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3" style:family="graphic" style:parent-style-name="objectwithoutfill">
      <style:graphic-properties svg:stroke-color="#ff8000"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fo:min-height="2.411cm" fo:min-width="2.65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6" style:family="graphic" style:parent-style-name="standard">
      <style:graphic-properties draw:stroke="none" draw:fill="none" fo:min-height="0.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5" style:family="paragraph">
      <loext:graphic-properties draw:fill-color="#b2b2b2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loext:opacity="100%" fo:text-shadow="1pt 1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ffff" loext:opacity="100%" style:text-position="0% 100%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-color="#77bc65"/>
      <style:paragraph-properties fo:text-align="center" style:writing-mode="lr-tb"/>
    </style:style>
    <style:style style:name="P19" style:family="paragraph">
      <loext:graphic-properties draw:fill-color="#111111"/>
      <style:paragraph-properties fo:text-align="center" style:writing-mode="lr-tb"/>
    </style:style>
    <style:style style:name="T1" style:family="text">
      <style:text-properties fo:color="#ffffff" loext:opacity="100%" fo:font-size="12pt" style:font-size-asian="12pt" style:font-size-complex="12pt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fo:font-size="24pt" fo:text-shadow="1pt 1pt" style:font-size-asian="24pt" style:font-size-complex="24pt"/>
    </style:style>
    <style:style style:name="T4" style:family="text">
      <style:text-properties fo:color="#ffffff" loext:opacity="100%" style:text-position="0% 100%" fo:font-size="11pt" style:font-size-asian="11pt" style:font-size-complex="11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draw:line-skew="0cm 3.735cm -0.064cm" svg:x1="18.353cm" svg:y1="21.898cm" svg:x2="18.288cm" svg:y2="6.559cm" draw:start-shape="id1" draw:start-glue-point="2" draw:end-shape="id2" draw:end-glue-point="2" svg:d="M18353 21898c0 750 2247 501 2247-3821 0-4321-2312-724-2312-11518" svg:viewBox="0 0 2313 15669">
          <text:p/>
        </draw:connector>
        <draw:g>
          <draw:custom-shape draw:style-name="gr2" draw:text-style-name="P2" draw:layer="layout" svg:width="6.076cm" svg:height="2.661cm" svg:x="10.078cm" svg:y="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xml:id="id5" draw:id="id5" draw:layer="layout" svg:width="1.976cm" svg:height="0.819cm" svg:x="10.078cm" svg:y="5.74cm">
            <draw:text-box>
              <text:p text:style-name="P3"><text:span text:style-name="T1">10MHz</text:span></text:p>
            </draw:text-box>
          </draw:frame>
          <draw:frame draw:style-name="gr3" draw:text-style-name="P4" xml:id="id3" draw:id="id3" draw:layer="layout" svg:width="1.976cm" svg:height="0.819cm" svg:x="11.542cm" svg:y="5.74cm">
            <draw:text-box>
              <text:p text:style-name="P3"><text:span text:style-name="T1">PPS</text:span></text:p>
            </draw:text-box>
          </draw:frame>
          <draw:frame draw:style-name="gr3" draw:text-style-name="P4" xml:id="id24" draw:id="id24" draw:layer="layout" svg:width="1.977cm" svg:height="0.819cm" svg:x="12.859cm" svg:y="5.74cm">
            <draw:text-box>
              <text:p text:style-name="P3"><text:span text:style-name="T1">SFP1</text:span></text:p>
            </draw:text-box>
          </draw:frame>
          <draw:frame draw:style-name="gr3" draw:text-style-name="P4" draw:layer="layout" svg:width="1.976cm" svg:height="0.819cm" svg:x="14.324cm" svg:y="5.74cm">
            <draw:text-box>
              <text:p text:style-name="P3"><text:span text:style-name="T1">SFP2</text:span></text:p>
            </draw:text-box>
          </draw:frame>
          <draw:frame draw:style-name="gr4" draw:text-style-name="P4" draw:layer="layout" svg:width="2.342cm" svg:height="0.742cm" svg:x="11.835cm" svg:y="4.141cm">
            <draw:text-box>
              <text:p text:style-name="P3"><text:span text:style-name="T1">WR-LEN</text:span></text:p>
            </draw:text-box>
          </draw:frame>
        </draw:g>
        <draw:custom-shape draw:style-name="gr5" draw:text-style-name="P5" draw:layer="layout" svg:width="4.758cm" svg:height="2.661cm" svg:x="5.1cm" svg:y="4.039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7" draw:id="id7" draw:layer="layout" svg:width="1.976cm" svg:height="0.819cm" svg:x="5.1cm" svg:y="5.779cm">
          <draw:text-box>
            <text:p text:style-name="P3"><text:span text:style-name="T1">CLKA</text:span></text:p>
          </draw:text-box>
        </draw:frame>
        <draw:frame draw:style-name="gr3" draw:text-style-name="P4" xml:id="id6" draw:id="id6" draw:layer="layout" svg:width="1.977cm" svg:height="0.819cm" svg:x="6.564cm" svg:y="5.779cm">
          <draw:text-box>
            <text:p text:style-name="P3"><text:span text:style-name="T1">10M</text:span></text:p>
          </draw:text-box>
        </draw:frame>
        <draw:frame draw:style-name="gr3" draw:text-style-name="P4" draw:layer="layout" svg:width="1.976cm" svg:height="0.819cm" svg:x="7.882cm" svg:y="5.779cm">
          <draw:text-box>
            <text:p text:style-name="P3"><text:span text:style-name="T1">CLKB</text:span></text:p>
          </draw:text-box>
        </draw:frame>
        <draw:frame draw:style-name="gr6" draw:text-style-name="P4" xml:id="id10" draw:id="id10" draw:layer="layout" svg:width="1.976cm" svg:height="0.921cm" svg:x="5.1cm" svg:y="4.205cm">
          <draw:text-box>
            <text:p text:style-name="P3"><text:span text:style-name="T1">USB</text:span></text:p>
          </draw:text-box>
        </draw:frame>
        <draw:frame draw:style-name="gr4" draw:text-style-name="P4" draw:layer="layout" svg:width="2.342cm" svg:height="0.742cm" svg:x="7.516cm" svg:y="4.039cm">
          <draw:text-box>
            <text:p text:style-name="P3"><text:span text:style-name="T1">Valon</text:span></text:p>
          </draw:text-box>
        </draw:frame>
        <draw:custom-shape draw:style-name="gr7" draw:text-style-name="P6" draw:layer="layout" svg:width="20.4cm" svg:height="2.6cm" svg:x="0cm" svg:y="10.5cm">
          <text:p/>
          <draw:enhanced-geometry svg:viewBox="0 0 21600 21600" draw:type="rectangle" draw:enhanced-path="M 0 0 L 21600 0 21600 21600 0 21600 0 0 Z N"/>
        </draw:custom-shape>
        <draw:frame draw:style-name="gr8" draw:text-style-name="P7" xml:id="id4" draw:id="id4" draw:layer="layout" svg:width="1.8cm" svg:height="0.962cm" svg:x="4.4cm" svg:y="10.538cm">
          <draw:text-box>
            <text:p text:style-name="P3"><text:span text:style-name="T2">PPS</text:span></text:p>
          </draw:text-box>
        </draw:frame>
        <draw:frame draw:style-name="gr8" draw:text-style-name="P7" xml:id="id8" draw:id="id8" draw:layer="layout" svg:width="2.7cm" svg:height="0.962cm" svg:x="2.3cm" svg:y="10.538cm">
          <draw:text-box>
            <text:p text:style-name="P3"><text:span text:style-name="T2">CLK</text:span></text:p>
          </draw:text-box>
        </draw:frame>
        <draw:frame draw:style-name="gr9" draw:text-style-name="P7" draw:layer="layout" svg:width="2.7cm" svg:height="1.673cm" svg:x="7.4cm" svg:y="10.9cm">
          <draw:text-box>
            <text:p text:style-name="P3"><text:span text:style-name="T2">PPC</text:span></text:p>
            <text:p text:style-name="P3"><text:span text:style-name="T2">USB</text:span></text:p>
          </draw:text-box>
        </draw:frame>
        <draw:frame draw:style-name="gr10" draw:text-style-name="P8" draw:layer="layout" svg:width="4.7cm" svg:height="1.195cm" svg:x="16.1cm" svg:y="10.4cm">
          <draw:text-box>
            <text:p text:style-name="P3"><text:span text:style-name="T3">ROACH2</text:span></text:p>
          </draw:text-box>
        </draw:frame>
        <draw:frame draw:style-name="gr8" draw:text-style-name="P7" draw:layer="layout" svg:width="2.7cm" svg:height="0.962cm" svg:x="0cm" svg:y="10.7cm">
          <draw:text-box>
            <text:p text:style-name="P3"><text:span text:style-name="T2">ADC0</text:span></text:p>
          </draw:text-box>
        </draw:frame>
        <draw:frame draw:style-name="gr8" draw:text-style-name="P7" draw:layer="layout" svg:width="2.7cm" svg:height="0.962cm" svg:x="0cm" svg:y="11.9cm">
          <draw:text-box>
            <text:p text:style-name="P3"><text:span text:style-name="T2">ADC1</text:span></text:p>
          </draw:text-box>
        </draw:frame>
        <draw:frame draw:style-name="gr8" draw:text-style-name="P7" xml:id="id20" draw:id="id20" draw:layer="layout" svg:width="0.7cm" svg:height="0.962cm" svg:x="-0.1cm" svg:y="11.3cm">
          <draw:text-box>
            <text:p text:style-name="P3"><text:span text:style-name="T2">I</text:span></text:p>
          </draw:text-box>
        </draw:frame>
        <draw:frame draw:style-name="gr8" draw:text-style-name="P7" xml:id="id18" draw:id="id18" draw:layer="layout" svg:width="0.7cm" svg:height="0.962cm" svg:x="2cm" svg:y="11.3cm">
          <draw:text-box>
            <text:p text:style-name="P3"><text:span text:style-name="T2">Q</text:span></text:p>
          </draw:text-box>
        </draw:frame>
        <draw:frame draw:style-name="gr9" draw:text-style-name="P7" draw:layer="layout" svg:width="2.2cm" svg:height="1.673cm" svg:x="6cm" svg:y="10.927cm">
          <draw:text-box>
            <text:p text:style-name="P3"><text:span text:style-name="T2">FTDI USB</text:span></text:p>
          </draw:text-box>
        </draw:frame>
        <draw:frame draw:style-name="gr9" draw:text-style-name="P7" xml:id="id12" draw:id="id12" draw:layer="layout" svg:width="2.7cm" svg:height="1.673cm" svg:x="9cm" svg:y="10.901cm">
          <draw:text-box>
            <text:p text:style-name="P3"><text:span text:style-name="T2">PPC</text:span></text:p>
            <text:p text:style-name="P3"><text:span text:style-name="T2">Net</text:span></text:p>
          </draw:text-box>
        </draw:frame>
        <draw:frame draw:style-name="gr9" draw:text-style-name="P7" xml:id="id13" draw:id="id13" draw:layer="layout" svg:width="2.7cm" svg:height="1.673cm" svg:x="10.6cm" svg:y="10.902cm">
          <draw:text-box>
            <text:p text:style-name="P3"><text:span text:style-name="T2">V6</text:span></text:p>
            <text:p text:style-name="P3"><text:span text:style-name="T2">Net</text:span></text:p>
          </draw:text-box>
        </draw:frame>
        <draw:frame draw:style-name="gr8" draw:text-style-name="P9" xml:id="id15" draw:id="id15" draw:layer="layout" svg:width="1.9cm" svg:height="0.962cm" svg:x="15cm" svg:y="12.238cm">
          <draw:text-box>
            <text:p text:style-name="P3"><text:span text:style-name="T4">CH0</text:span></text:p>
          </draw:text-box>
        </draw:frame>
        <draw:frame draw:style-name="gr8" draw:text-style-name="P9" draw:layer="layout" svg:width="1.9cm" svg:height="0.962cm" svg:x="14.1cm" svg:y="12.238cm">
          <draw:text-box>
            <text:p text:style-name="P3"><text:span text:style-name="T4">C</text:span><text:span text:style-name="T4">H</text:span><text:span text:style-name="T4">1</text:span></text:p>
          </draw:text-box>
        </draw:frame>
        <draw:frame draw:style-name="gr8" draw:text-style-name="P9" draw:layer="layout" svg:width="1.9cm" svg:height="0.962cm" svg:x="13.2cm" svg:y="12.238cm">
          <draw:text-box>
            <text:p text:style-name="P3"><text:span text:style-name="T4">C</text:span><text:span text:style-name="T4">H</text:span><text:span text:style-name="T4">2</text:span></text:p>
          </draw:text-box>
        </draw:frame>
        <draw:frame draw:style-name="gr8" draw:text-style-name="P7" draw:layer="layout" svg:width="4.2cm" svg:height="0.962cm" svg:x="12.5cm" svg:y="11.538cm">
          <draw:text-box>
            <text:p text:style-name="P3"><text:span text:style-name="T2">SFP SLOT0</text:span></text:p>
          </draw:text-box>
        </draw:frame>
        <draw:frame draw:style-name="gr8" draw:text-style-name="P9" draw:layer="layout" svg:width="1.9cm" svg:height="0.962cm" svg:x="12.3cm" svg:y="12.238cm">
          <draw:text-box>
            <text:p text:style-name="P3"><text:span text:style-name="T4">CH3</text:span></text:p>
          </draw:text-box>
        </draw:frame>
        <draw:g>
          <draw:frame draw:style-name="gr8" draw:text-style-name="P9" draw:layer="layout" svg:width="1.9cm" svg:height="0.962cm" svg:x="18.9cm" svg:y="12.238cm">
            <draw:text-box>
              <text:p text:style-name="P3"><text:span text:style-name="T4">CH0</text:span></text:p>
            </draw:text-box>
          </draw:frame>
          <draw:frame draw:style-name="gr8" draw:text-style-name="P9" draw:layer="layout" svg:width="1.9cm" svg:height="0.962cm" svg:x="18cm" svg:y="12.238cm">
            <draw:text-box>
              <text:p text:style-name="P3"><text:span text:style-name="T4">CH1</text:span></text:p>
            </draw:text-box>
          </draw:frame>
          <draw:frame draw:style-name="gr8" draw:text-style-name="P9" draw:layer="layout" svg:width="1.9cm" svg:height="0.962cm" svg:x="17.1cm" svg:y="12.238cm">
            <draw:text-box>
              <text:p text:style-name="P3"><text:span text:style-name="T4">CH2</text:span></text:p>
            </draw:text-box>
          </draw:frame>
          <draw:frame draw:style-name="gr8" draw:text-style-name="P7" draw:layer="layout" svg:width="4.2cm" svg:height="0.962cm" svg:x="16.4cm" svg:y="11.538cm">
            <draw:text-box>
              <text:p text:style-name="P3"><text:span text:style-name="T2">SFP </text:span><text:span text:style-name="T2">SLOT1</text:span></text:p>
            </draw:text-box>
          </draw:frame>
        </draw:g>
        <draw:frame draw:style-name="gr8" draw:text-style-name="P9" draw:layer="layout" svg:width="1.9cm" svg:height="0.962cm" svg:x="16.2cm" svg:y="12.238cm">
          <draw:text-box>
            <text:p text:style-name="P3"><text:span text:style-name="T4">C</text:span><text:span text:style-name="T4">H</text:span><text:span text:style-name="T4">3</text:span></text:p>
          </draw:text-box>
        </draw:frame>
        <draw:connector draw:style-name="gr11" draw:text-style-name="P1" draw:layer="layout" draw:type="curve" svg:x1="12.53cm" svg:y1="6.559cm" svg:x2="5.3cm" svg:y2="10.538cm" draw:start-shape="id3" draw:start-glue-point="2" draw:end-shape="id4" draw:end-glue-point="0" svg:d="M12530 6559c0 2985-7230 996-7230 3979" svg:viewBox="0 0 7231 3980">
          <text:p/>
        </draw:connector>
        <draw:connector draw:style-name="gr12" draw:text-style-name="P1" draw:layer="layout" draw:type="curve" draw:line-skew="0.705cm" svg:x1="11.066cm" svg:y1="6.559cm" svg:x2="7.552cm" svg:y2="6.598cm" draw:start-shape="id5" draw:start-glue-point="2" draw:end-shape="id6" draw:end-glue-point="2" svg:d="M11066 6559c0 1866-3514 1846-3514 39" svg:viewBox="0 0 3515 1398">
          <text:p/>
        </draw:connector>
        <draw:connector draw:style-name="gr13" draw:text-style-name="P1" draw:layer="layout" draw:type="curve" draw:line-skew="0.141cm" svg:x1="6.088cm" svg:y1="6.598cm" svg:x2="3.65cm" svg:y2="10.538cm" draw:start-shape="id7" draw:start-glue-point="2" draw:end-shape="id8" draw:end-glue-point="0" svg:d="M6088 6598c0 3166-2438 1197-2438 3940" svg:viewBox="0 0 2439 3941">
          <text:p/>
        </draw:connector>
        <draw:connector draw:style-name="gr14" draw:text-style-name="P1" draw:layer="layout" draw:type="curve" svg:x1="14cm" svg:y1="2.281cm" svg:x2="6.088cm" svg:y2="4.205cm" draw:start-shape="id9" draw:start-glue-point="3" draw:end-shape="id10" draw:end-glue-point="0" svg:d="M14000 2281c-5275 0-7912 641-7912 1924" svg:viewBox="0 0 7913 1925">
          <text:p/>
        </draw:connector>
        <draw:frame draw:style-name="gr15" draw:text-style-name="P10" draw:layer="layout" svg:width="4.9cm" svg:height="1.187cm" svg:x="17.546cm" svg:y="2.097cm">
          <draw:text-box>
            <text:p/>
          </draw:text-box>
        </draw:frame>
        <draw:frame draw:style-name="gr16" draw:text-style-name="P11" draw:layer="layout" svg:width="3.1cm" svg:height="0.662cm" svg:x="10.4cm" svg:y="9.9cm">
          <draw:text-box>
            <text:p text:style-name="P3"><text:span text:style-name="T5">192.168.40.71</text:span></text:p>
          </draw:text-box>
        </draw:frame>
        <draw:connector draw:style-name="gr17" draw:text-style-name="P1" draw:layer="layout" draw:type="curve" draw:line-skew="1.199cm" svg:x1="17.45cm" svg:y1="2.7cm" svg:x2="10.35cm" svg:y2="10.901cm" draw:start-shape="id11" draw:end-shape="id12" draw:end-glue-point="0" svg:d="M17450 2700c0 7950-7100 3850-7100 8201" svg:viewBox="0 0 7101 8202">
          <text:p/>
        </draw:connector>
        <draw:frame draw:style-name="gr18" draw:text-style-name="P11" draw:layer="layout" svg:width="3.1cm" svg:height="1.522cm" svg:x="8.8cm" svg:y="13.1cm">
          <draw:text-box>
            <text:p text:style-name="P3"><text:span text:style-name="T5">01234567</text:span><text:span text:style-name="T5">8abc</text:span></text:p>
            <text:p text:style-name="P3"><text:span text:style-name="T5">192.168.4</text:span><text:span text:style-name="T5">1.10</text:span></text:p>
            <text:p text:style-name="P3"><text:span text:style-name="T5">4321</text:span></text:p>
          </draw:text-box>
        </draw:frame>
        <draw:frame draw:style-name="gr18" draw:text-style-name="P11" draw:layer="layout" svg:width="3.1cm" svg:height="1.522cm" svg:x="13.1cm" svg:y="13.178cm">
          <draw:text-box>
            <text:p text:style-name="P3"><text:span text:style-name="T5">123456</text:span><text:span text:style-name="T5">780000</text:span></text:p>
            <text:p text:style-name="P3"><text:span text:style-name="T5">192.168</text:span><text:span text:style-name="T5">.5.20</text:span></text:p>
            <text:p text:style-name="P3"><text:span text:style-name="T5">10000</text:span></text:p>
          </draw:text-box>
        </draw:frame>
        <draw:g>
          <draw:custom-shape draw:style-name="gr19" draw:text-style-name="P12" draw:layer="layout" svg:width="6cm" svg:height="2.3cm" svg:x="13.9cm" svg:y="0.4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4" draw:layer="layout" svg:width="5.1cm" svg:height="0.962cm" svg:x="14.8cm" svg:y="0.4cm">
            <draw:text-box>
              <text:p text:style-name="P13">Config server</text:p>
            </draw:text-box>
          </draw:frame>
          <draw:frame draw:style-name="gr8" draw:text-style-name="P10" xml:id="id9" draw:id="id9" draw:layer="layout" svg:width="1.9cm" svg:height="0.962cm" svg:x="14cm" svg:y="1.8cm">
            <draw:text-box>
              <text:p>USB</text:p>
            </draw:text-box>
          </draw:frame>
          <draw:frame draw:style-name="gr21" draw:text-style-name="P16" draw:layer="layout" svg:width="1.4cm" svg:height="0.9cm" svg:x="14.1cm" svg:y="0.4cm">
            <draw:text-box>
              <text:p text:style-name="P15"><text:span text:style-name="T6">1G</text:span></text:p>
            </draw:text-box>
          </draw:frame>
          <draw:frame draw:style-name="gr22" draw:text-style-name="P10" xml:id="id11" draw:id="id11" draw:layer="layout" svg:width="4.9cm" svg:height="1cm" svg:x="15cm" svg:y="1.7cm">
            <draw:text-box>
              <text:p text:style-name="P3">1G</text:p>
            </draw:text-box>
          </draw:frame>
          <draw:frame draw:style-name="gr23" draw:text-style-name="P17" draw:layer="layout" svg:width="2.7cm" svg:height="0.662cm" svg:x="17.4cm" svg:y="2.638cm">
            <draw:text-box>
              <text:p><text:span text:style-name="T5">192.168.40.1</text:span></text:p>
            </draw:text-box>
          </draw:frame>
          <draw:frame draw:style-name="gr24" draw:text-style-name="P17" draw:layer="layout" svg:width="3.3cm" svg:height="0.645cm" svg:x="11.5cm" svg:y="0.561cm">
            <draw:text-box>
              <text:p><text:span text:style-name="T7">192.168.2.41</text:span></text:p>
            </draw:text-box>
          </draw:frame>
        </draw:g>
        <draw:frame draw:style-name="gr24" draw:text-style-name="P17" draw:layer="layout" svg:width="3.3cm" svg:height="0.645cm" svg:x="5.5cm" svg:y="22.755cm">
          <draw:text-box>
            <text:p><text:span text:style-name="T7">192.168.</text:span><text:span text:style-name="T7">2.40</text:span></text:p>
          </draw:text-box>
        </draw:frame>
        <draw:custom-shape draw:style-name="gr25" draw:text-style-name="P12" draw:layer="layout" svg:width="4.3cm" svg:height="3.4cm" svg:x="1.4cm" svg:y="2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6" xml:id="id22" draw:id="id22" draw:layer="layout" svg:width="1.5cm" svg:height="0.839cm" svg:x="4.4cm" svg:y="20.1cm">
          <draw:text-box>
            <text:p text:style-name="P15"><text:span text:style-name="T6">1G</text:span></text:p>
          </draw:text-box>
        </draw:frame>
        <draw:frame draw:style-name="gr8" draw:text-style-name="P10" draw:layer="layout" svg:width="3.3cm" svg:height="0.962cm" svg:x="1.4cm" svg:y="20.1cm">
          <draw:text-box>
            <text:p>oldFNCU</text:p>
          </draw:text-box>
        </draw:frame>
        <draw:frame draw:style-name="gr22" draw:text-style-name="P16" draw:layer="layout" svg:width="1.5cm" svg:height="1cm" svg:x="4.5cm" svg:y="22.6cm">
          <draw:text-box>
            <text:p text:style-name="P15"><text:span text:style-name="T6">1G</text:span></text:p>
          </draw:text-box>
        </draw:frame>
        <draw:frame draw:style-name="gr24" draw:text-style-name="P17" draw:layer="layout" svg:width="4.4cm" svg:height="0.645cm" svg:x="5.5cm" svg:y="20.656cm">
          <draw:text-box>
            <text:p><text:span text:style-name="T7">192.168.</text:span><text:span text:style-name="T7">41.1:0xc</text:span><text:span text:style-name="T7">ece</text:span></text:p>
          </draw:text-box>
        </draw:frame>
        <draw:connector draw:style-name="gr27" draw:text-style-name="P1" draw:layer="layout" draw:type="curve" svg:x1="11.95cm" svg:y1="12.575cm" svg:x2="11.9cm" svg:y2="13.8cm" draw:start-shape="id13" draw:start-glue-point="2" draw:end-shape="id14" draw:end-glue-point="4" svg:d="M11950 12575c0 918-50 306-50 1225" svg:viewBox="0 0 51 1226">
          <text:p/>
        </draw:connector>
        <draw:frame draw:style-name="gr22" draw:text-style-name="P16" xml:id="id16" draw:id="id16" draw:layer="layout" svg:width="1.7cm" svg:height="1cm" svg:x="4.2cm" svg:y="21.139cm">
          <draw:text-box>
            <text:p text:style-name="P15"><text:span text:style-name="T6">10G</text:span></text:p>
          </draw:text-box>
        </draw:frame>
        <draw:connector draw:style-name="gr28" draw:text-style-name="P1" draw:layer="layout" draw:type="curve" svg:x1="15.95cm" svg:y1="13.2cm" svg:x2="5.9cm" svg:y2="21.639cm" draw:start-shape="id15" draw:start-glue-point="2" draw:end-shape="id16" draw:end-glue-point="1" svg:d="M15950 13200c0 5626-3350 8439-10050 8439" svg:viewBox="0 0 10051 8440">
          <text:p/>
        </draw:connector>
        <draw:frame draw:style-name="gr24" draw:text-style-name="P17" draw:layer="layout" svg:width="4.4cm" svg:height="0.645cm" svg:x="5.5cm" svg:y="21.657cm">
          <draw:text-box>
            <text:p><text:span text:style-name="T7">192.168.5.180:0xc</text:span><text:span text:style-name="T7">ece</text:span></text:p>
          </draw:text-box>
        </draw:frame>
        <draw:connector draw:style-name="gr1" draw:text-style-name="P1" draw:layer="layout" draw:type="curve" svg:x1="4.75cm" svg:y1="2.7cm" svg:x2="2.35cm" svg:y2="11.3cm" draw:start-shape="id17" draw:start-glue-point="2" draw:end-shape="id18" draw:end-glue-point="0" svg:d="M4750 2700c0 6451-2400 2152-2400 8600" svg:viewBox="0 0 2401 8601">
          <text:p/>
        </draw:connector>
        <draw:custom-shape draw:style-name="gr29" draw:text-style-name="P18" xml:id="id19" draw:id="id19" draw:layer="layout" svg:width="3.5cm" svg:height="1.5cm" svg:x="0.6cm" svg:y="3.2cm">
          <text:p text:style-name="P12">Feed BF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2.35cm" svg:y1="4.7cm" svg:x2="0.25cm" svg:y2="11.3cm" draw:start-shape="id19" draw:start-glue-point="2" draw:end-shape="id20" draw:end-glue-point="0" svg:d="M2350 4700c0 4951-2100 1652-2100 6600" svg:viewBox="0 0 2101 6601">
          <text:p/>
        </draw:connector>
        <draw:custom-shape draw:style-name="gr29" draw:text-style-name="P18" xml:id="id17" draw:id="id17" draw:layer="layout" svg:width="3.5cm" svg:height="1.5cm" svg:x="3cm" svg:y="1.2cm">
          <text:p text:style-name="P12">Feed HF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0cm" svg:y1="16.6cm" svg:x2="21cm" svg:y2="16.6cm">
          <text:p/>
        </draw:line>
        <draw:custom-shape draw:style-name="gr31" draw:text-style-name="P19" xml:id="id14" draw:id="id14" draw:layer="layout" svg:width="3cm" svg:height="2.5cm" svg:x="10.4cm" svg:y="13.8cm">
          <text:p text:style-name="P12"><text:span text:style-name="T8">SFP</text:span><text:span text:style-name="T8"><text:line-break/></text:span><text:span text:style-name="T8">RJ4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9" xml:id="id21" draw:id="id21" draw:layer="layout" svg:width="3cm" svg:height="2.5cm" svg:x="7cm" svg:y="17.4cm">
          <text:p text:style-name="P12"><text:span text:style-name="T8">SFP</text:span><text:span text:style-name="T8"><text:line-break/></text:span><text:span text:style-name="T8">RJ4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draw:layer="layout" draw:type="curve" svg:x1="8.5cm" svg:y1="19.9cm" svg:x2="5.9cm" svg:y2="20.519cm" draw:start-shape="id21" draw:start-glue-point="6" draw:end-shape="id22" draw:end-glue-point="1" svg:d="M8500 19900c0 413-866 619-2600 619" svg:viewBox="0 0 2601 620">
          <text:p/>
        </draw:connector>
        <draw:connector draw:style-name="gr33" draw:text-style-name="P1" draw:layer="layout" draw:type="curve" svg:x1="13.4cm" svg:y1="15.05cm" svg:x2="10cm" svg:y2="18.65cm" draw:start-shape="id14" draw:start-glue-point="7" draw:end-shape="id21" draw:end-glue-point="7" svg:d="M13400 15050c753 0 2453 3600-3400 3600" svg:viewBox="0 0 4222 3601">
          <text:p/>
        </draw:connector>
        <draw:frame draw:style-name="gr8" draw:text-style-name="P10" draw:layer="layout" svg:width="5.9cm" svg:height="0.962cm" svg:x="1cm" svg:y="15.638cm">
          <draw:text-box>
            <text:p>Cabine basse</text:p>
          </draw:text-box>
        </draw:frame>
        <draw:frame draw:style-name="gr8" draw:text-style-name="P10" draw:layer="layout" svg:width="5.9cm" svg:height="0.962cm" svg:x="1cm" svg:y="16.638cm">
          <draw:text-box>
            <text:p>Salle horloge</text:p>
          </draw:text-box>
        </draw:frame>
        <draw:g>
          <draw:custom-shape draw:style-name="gr34" draw:text-style-name="P2" draw:layer="layout" svg:width="3.154cm" svg:height="2.661cm" svg:x="17.441cm" svg:y="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xml:id="id2" draw:id="id2" draw:layer="layout" svg:width="1.977cm" svg:height="0.819cm" svg:x="17.3cm" svg:y="5.74cm">
            <draw:text-box>
              <text:p text:style-name="P3"><text:span text:style-name="T1">SFP1</text:span></text:p>
            </draw:text-box>
          </draw:frame>
          <draw:frame draw:style-name="gr3" draw:text-style-name="P4" xml:id="id23" draw:id="id23" draw:layer="layout" svg:width="1.976cm" svg:height="0.819cm" svg:x="18.765cm" svg:y="5.74cm">
            <draw:text-box>
              <text:p text:style-name="P3"><text:span text:style-name="T1">SFP2</text:span></text:p>
            </draw:text-box>
          </draw:frame>
          <draw:frame draw:style-name="gr35" draw:text-style-name="P4" draw:layer="layout" svg:width="2.342cm" svg:height="1.199cm" svg:x="17.799cm" svg:y="4.058cm">
            <draw:text-box>
              <text:p text:style-name="P3"><text:span text:style-name="T1">WR-LEN</text:span></text:p>
              <text:p text:style-name="P3"><text:span text:style-name="T1">Chariot</text:span></text:p>
            </draw:text-box>
          </draw:frame>
        </draw:g>
        <draw:connector draw:style-name="gr1" draw:text-style-name="P1" draw:layer="layout" draw:type="curve" draw:line-skew="0.991cm" svg:x1="19.753cm" svg:y1="6.559cm" svg:x2="13.847cm" svg:y2="6.559cm" draw:start-shape="id23" draw:start-glue-point="2" draw:end-shape="id24" draw:end-glue-point="2" svg:d="M19753 6559c0 2236-5906 2236-5906 0" svg:viewBox="0 0 5907 1678">
          <text:p/>
        </draw:connector>
        <draw:g>
          <draw:custom-shape draw:style-name="gr34" draw:text-style-name="P2" draw:layer="layout" svg:width="3.154cm" svg:height="2.661cm" svg:x="16.041cm" svg:y="19.33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77cm" svg:height="0.819cm" svg:x="15.9cm" svg:y="21.079cm">
            <draw:text-box>
              <text:p text:style-name="P3"><text:span text:style-name="T1">SFP1</text:span></text:p>
            </draw:text-box>
          </draw:frame>
          <draw:frame draw:style-name="gr3" draw:text-style-name="P4" xml:id="id1" draw:id="id1" draw:layer="layout" svg:width="1.976cm" svg:height="0.819cm" svg:x="17.365cm" svg:y="21.079cm">
            <draw:text-box>
              <text:p text:style-name="P3"><text:span text:style-name="T1">SFP2</text:span></text:p>
            </draw:text-box>
          </draw:frame>
          <draw:frame draw:style-name="gr9" draw:text-style-name="P4" draw:layer="layout" svg:width="3.2cm" svg:height="1.673cm" svg:x="16cm" svg:y="19.397cm">
            <draw:text-box>
              <text:p text:style-name="P3"><text:span text:style-name="T1">WR-LEN</text:span></text:p>
              <text:p text:style-name="P3"><text:span text:style-name="T1">Hors-Champ</text:span></text:p>
            </draw:text-box>
          </draw:frame>
        </draw:g>
        <draw:frame draw:style-name="gr36" draw:text-style-name="P17" draw:layer="layout" svg:width="0.502cm" svg:height="1.2cm" svg:x="17.244cm" svg:y="6.61cm">
          <draw:text-box>
            <text:p><text:span text:style-name="T1"/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edric Viou</meta:initial-creator>
    <meta:creation-date>2022-09-02T20:03:29.824092043</meta:creation-date>
    <dc:date>2022-09-13T16:24:12.642789340</dc:date>
    <dc:creator>Cedric Viou</dc:creator>
    <meta:editing-duration>PT23H51M35S</meta:editing-duration>
    <meta:editing-cycles>9</meta:editing-cycles>
    <meta:generator>LibreOffice/7.3.5.2$Linux_X86_64 LibreOffice_project/30$Build-2</meta:generator>
    <meta:document-statistic meta:object-count="87"/>
  </office:meta>
</office:document-meta>
</file>